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dfe3b" officeooo:paragraph-rsid="001dfe3b"/>
    </style:style>
    <style:style style:name="P2" style:family="paragraph" style:parent-style-name="Text_20_body">
      <style:text-properties officeooo:rsid="001b1a3f" officeooo:paragraph-rsid="001b1a3f"/>
    </style:style>
    <style:style style:name="P3" style:family="paragraph" style:parent-style-name="Text_20_body">
      <style:text-properties officeooo:paragraph-rsid="001f419e"/>
    </style:style>
    <style:style style:name="P4" style:family="paragraph" style:parent-style-name="Text_20_body">
      <style:paragraph-properties fo:margin-top="0in" fo:margin-bottom="0in" style:contextual-spacing="false" fo:line-height="114%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style:text-blinking="false" fo:background-color="transparent" style:font-weight-asian="bold" style:font-weight-complex="bold"/>
    </style:style>
    <style:style style:name="P5" style:family="paragraph" style:parent-style-name="Standard" style:list-style-name="L4">
      <style:paragraph-properties fo:text-align="start" style:justify-single-word="false"/>
      <style:text-properties fo:color="#000000" style:font-name="Monospace" fo:font-size="10pt" officeooo:rsid="001cc39b" officeooo:paragraph-rsid="001dfe3b" style:font-size-asian="10pt"/>
    </style:style>
    <style:style style:name="P6" style:family="paragraph" style:parent-style-name="Standard" style:list-style-name="L5">
      <style:paragraph-properties fo:text-align="start" style:justify-single-word="false"/>
      <style:text-properties fo:color="#000000" style:font-name="Arial" fo:font-size="11.25pt" officeooo:rsid="001f419e" officeooo:paragraph-rsid="001f419e" style:font-size-asian="10pt"/>
    </style:style>
    <style:style style:name="P7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dfe3b" officeooo:paragraph-rsid="001dfe3b" style:text-blinking="false" fo:background-color="transparent" style:font-size-asian="10pt"/>
    </style:style>
    <style:style style:name="P8" style:family="paragraph" style:parent-style-name="Standard" style:list-style-name="L5">
      <style:paragraph-properties fo:text-align="start" style:justify-single-word="false"/>
      <style:text-properties officeooo:rsid="001f419e" officeooo:paragraph-rsid="001f419e"/>
    </style:style>
    <style:style style:name="P9" style:family="paragraph" style:parent-style-name="Standard" style:list-style-name="L1">
      <style:paragraph-properties fo:margin-left="0in" fo:margin-right="0in" fo:text-indent="-0.25in" style:auto-text-indent="false"/>
      <style:text-properties officeooo:rsid="001b1a3f" officeooo:paragraph-rsid="001b1a3f"/>
    </style:style>
    <style:style style:name="P10" style:family="paragraph" style:parent-style-name="Standard" style:list-style-name="L1">
      <style:paragraph-properties fo:margin-left="-0.5in" fo:margin-right="0in" fo:text-align="start" style:justify-single-word="false" fo:text-indent="0in" style:auto-text-indent="false"/>
      <style:text-properties officeooo:paragraph-rsid="001dfe3b"/>
    </style:style>
    <style:style style:name="P11" style:family="paragraph" style:parent-style-name="Standard" style:list-style-name="L1">
      <style:paragraph-properties fo:margin-left="0in" fo:margin-right="0in" fo:text-align="start" style:justify-single-word="false" fo:text-indent="0in" style:auto-text-indent="false"/>
      <style:text-properties officeooo:rsid="001cc39b" officeooo:paragraph-rsid="001cc39b"/>
    </style:style>
    <style:style style:name="P12" style:family="paragraph" style:parent-style-name="Standard" style:list-style-name="L1">
      <style:paragraph-properties fo:margin-left="0in" fo:margin-right="0in" fo:text-align="start" style:justify-single-word="false" fo:text-indent="0in" style:auto-text-indent="false"/>
      <style:text-properties officeooo:rsid="001cc39b" officeooo:paragraph-rsid="001dfe3b"/>
    </style:style>
    <style:style style:name="P13" style:family="paragraph" style:parent-style-name="Standard" style:list-style-name="L1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rsid="001cc39b" officeooo:paragraph-rsid="001cc39b" style:font-size-asian="10pt"/>
    </style:style>
    <style:style style:name="P14" style:family="paragraph" style:parent-style-name="Standard" style:list-style-name="L1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cc39b" officeooo:paragraph-rsid="001dfe3b" style:text-blinking="false" fo:background-color="transparent" style:font-size-asian="10pt"/>
    </style:style>
    <style:style style:name="P15" style:family="paragraph" style:parent-style-name="Standard" style:list-style-name="L1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dfe3b" officeooo:paragraph-rsid="001dfe3b" style:text-blinking="false" fo:background-color="transparent" style:font-size-asian="10pt"/>
    </style:style>
    <style:style style:name="P16" style:family="paragraph" style:parent-style-name="Text_20_body">
      <style:text-properties fo:font-style="italic" fo:font-weight="bold" officeooo:rsid="001a9f58" officeooo:paragraph-rsid="001a9f58" style:font-style-asian="italic" style:font-weight-asian="bold" style:font-style-complex="italic" style:font-weight-complex="bold"/>
    </style:style>
    <style:style style:name="P17" style:family="paragraph" style:parent-style-name="Text_20_body" style:list-style-name="L1">
      <style:text-properties officeooo:paragraph-rsid="001a9f58"/>
    </style:style>
    <style:style style:name="P18" style:family="paragraph" style:parent-style-name="Text_20_body" style:list-style-name="L1">
      <style:text-properties officeooo:paragraph-rsid="001b1a3f"/>
    </style:style>
    <style:style style:name="P19" style:family="paragraph" style:parent-style-name="Text_20_body" style:list-style-name="L1">
      <style:text-properties officeooo:paragraph-rsid="001cc39b"/>
    </style:style>
    <style:style style:name="P20" style:family="paragraph" style:parent-style-name="Text_20_body" style:list-style-name="L1">
      <style:text-properties fo:font-style="normal" fo:font-weight="normal" officeooo:rsid="001a9f58" officeooo:paragraph-rsid="001a9f58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font-variant="normal" fo:text-transform="none" fo:color="#000000" style:text-line-through-style="none" style:text-line-through-type="none" style:font-name="Arial" fo:font-size="11.25pt" fo:font-style="italic" style:text-underline-style="none" fo:font-weight="bold" officeooo:rsid="001a9f58" officeooo:paragraph-rsid="001f419e" style:text-blinking="false" fo:background-color="transparent" style:font-style-asian="italic" style:font-weight-asian="bold" style:font-style-complex="italic" style:font-weight-complex="bold"/>
    </style:style>
    <style:style style:name="P22" style:family="paragraph" style:parent-style-name="Text_20_body" style:list-style-name="L1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b1a3f" officeooo:paragraph-rsid="001b1a3f" style:text-blinking="false" fo:background-color="transparent"/>
    </style:style>
    <style:style style:name="P23" style:family="paragraph" style:parent-style-name="Text_20_body" style:list-style-name="L1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cc39b" officeooo:paragraph-rsid="001cc39b" style:text-blinking="false" fo:background-color="transparent"/>
    </style:style>
    <style:style style:name="P24" style:family="paragraph" style:parent-style-name="Text_20_body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paragraph-rsid="001cc39b" style:text-blinking="false" fo:background-color="transparent"/>
    </style:style>
    <style:style style:name="P25" style:family="paragraph" style:parent-style-name="Text_20_body" style:list-style-name="L2">
      <style:text-properties officeooo:paragraph-rsid="001f419e"/>
    </style:style>
    <style:style style:name="P26" style:family="paragraph" style:parent-style-name="Text_20_body" style:list-style-name="L3">
      <style:text-properties officeooo:paragraph-rsid="001cc39b"/>
    </style:style>
    <style:style style:name="P27" style:family="paragraph" style:parent-style-name="Text_20_body" style:list-style-name="L1">
      <style:paragraph-properties fo:margin-top="0in" fo:margin-bottom="0in" style:contextual-spacing="false" fo:line-height="114%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paragraph-rsid="001cc39b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a9f58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b1a3f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cc39b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 loext:char-shading-value="0" style:font-size-asian="10pt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dfe3b" style:text-blinking="false" fo:background-color="transparent" loext:char-shading-value="0" style:font-size-asian="10pt"/>
    </style:style>
    <style:style style:name="T7" style:family="text">
      <style:text-properties fo:font-variant="normal" fo:text-transform="none" fo:color="#000000" style:text-line-through-style="none" style:text-line-through-type="none" style:font-name="Monospace" fo:font-size="10pt" fo:font-style="normal" style:text-underline-style="none" fo:font-weight="normal" officeooo:rsid="001b1a3f" style:text-blinking="false" fo:background-color="transparent" loext:char-shading-value="0" style:font-size-asian="10pt"/>
    </style:style>
    <style:style style:name="T8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color="#000000" style:font-name="Monospace" fo:font-size="10pt" style:font-size-asian="10pt"/>
    </style:style>
    <style:style style:name="T10" style:family="text">
      <style:text-properties fo:color="#000000" style:font-name="Monospace" fo:font-size="10pt" officeooo:rsid="001dfe3b" style:font-size-asian="10pt"/>
    </style:style>
    <style:style style:name="T11" style:family="text">
      <style:text-properties fo:color="#000000" style:font-name="Monospace" fo:font-size="10pt" fo:font-style="italic" style:font-size-asian="10pt" style:font-style-asian="italic"/>
    </style:style>
    <style:style style:name="T12" style:family="text">
      <style:text-properties fo:font-style="normal" fo:font-weight="normal" officeooo:rsid="001a9f58" style:font-style-asian="normal" style:font-weight-asian="normal" style:font-style-complex="normal" style:font-weight-complex="normal"/>
    </style:style>
    <style:style style:name="T13" style:family="text">
      <style:text-properties fo:font-style="italic" fo:font-weight="bold" officeooo:rsid="001a9f58" style:font-style-asian="italic" style:font-weight-asian="bold" style:font-style-complex="italic" style:font-weight-complex="bold"/>
    </style:style>
    <style:style style:name="T14" style:family="text">
      <style:text-properties fo:color="#7f0055" style:font-name="Monospace" fo:font-size="10pt" fo:font-weight="bold" style:font-size-asian="10pt" style:font-weight-asian="bold"/>
    </style:style>
    <style:style style:name="T15" style:family="text">
      <style:text-properties fo:color="#0000c0" style:font-name="Monospace" fo:font-size="10pt" style:font-size-asian="10pt"/>
    </style:style>
    <style:style style:name="T16" style:family="text">
      <style:text-properties style:font-name="Monospace" fo:font-size="10pt" officeooo:rsid="001b1a3f" style:font-size-asian="10pt"/>
    </style:style>
    <style:style style:name="T17" style:family="text">
      <style:text-properties fo:color="#3f5fbf" style:font-name="Monospace"/>
    </style:style>
    <style:style style:name="T18" style:family="text">
      <style:text-properties fo:color="#3f5fbf" style:font-name="Monospace" fo:font-size="10pt" officeooo:rsid="001cc39b"/>
    </style:style>
    <style:style style:name="T19" style:family="text">
      <style:text-properties fo:color="#7f7f9f" style:font-name="Monospace"/>
    </style:style>
    <style:style style:name="T20" style:family="text">
      <style:text-properties fo:color="#7f7f9f" style:font-name="Monospace" fo:font-size="10pt" officeooo:rsid="001cc39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docs-internal-guid-a3bd58dd-db62-8ac9-76e2-ad450ceb4ab5"/>GraphChi debugged </text:p>
      <text:p text:style-name="Text_20_body"/>
      <text:p text:style-name="P16">PageRank.java</text:p>
      <text:list xml:id="list6235303024182371038" text:style-name="L1">
        <text:list-item>
          <text:p text:style-name="P20">Start from main() method of this File. </text:p>
        </text:list-item>
        <text:list-item>
          <text:p text:style-name="P20">createSharder – Anonymous functions. Creates a FastSharder&lt;float, float&gt; but doesn't perform sharder.shard() function since we already provide number of shards. </text:p>
        </text:list-item>
        <text:list-item>
          <text:p text:style-name="P17"><text:span text:style-name="T12">We need a graphChi </text:span><text:span text:style-name="T13">engine </text:span><text:span text:style-name="T12">which has a predefined edataconverter and vertexdataconverter</text:span></text:p>
        </text:list-item>
        <text:list-item>
          <text:p text:style-name="P17"><text:span text:style-name="T1">Everything boils down to this method </text:span><text:span text:style-name="T2">in GraphChiEngine.java file </text:span></text:p>
          <text:list>
            <text:list-item>
              <text:p text:style-name="P18"><text:span text:style-name="T2">e</text:span><text:span text:style-name="T1">ngine.run() </text:span></text:p>
            </text:list-item>
          </text:list>
        </text:list-item>
      </text:list>
      <text:p text:style-name="P21">PageRank.java</text:p>
      <text:p text:style-name="P3"/>
      <text:list xml:id="list2144144589097553428" text:style-name="L2">
        <text:list-item>
          <text:p text:style-name="P25"><text:span text:style-name="T1">There are two parallel threads </text:span><text:span text:style-name="T3">which will run asychronously </text:span></text:p>
        </text:list-item>
      </text:list>
      <text:list xml:id="list122618096032149" text:continue-list="list6235303024182371038" text:style-name="L1">
        <text:list-item>
          <text:list>
            <text:list-item>
              <text:list>
                <text:list-item>
                  <text:p text:style-name="P22">parallelExecutor – ExecutorService, FixedThreadPool, submit ( Runnable), returns Future objects to track if thread finished <text:tab/></text:p>
                </text:list-item>
                <text:list-item>
                  <text:p text:style-name="P22">LoadingExecutor -similar to parallel executor </text:p>
                </text:list-item>
              </text:list>
            </text:list-item>
          </text:list>
        </text:list-item>
      </text:list>
      <text:list xml:id="list2002736138836718579" text:style-name="L3">
        <text:list-item>
          <text:p text:style-name="P26"><text:span text:style-name="T3">initializeSlidingShards </text:span><text:span text:style-name="T4">method. In the input file folder, the following files will be generated which was used as inputs</text:span></text:p>
        </text:list-item>
      </text:list>
      <text:list xml:id="list122617936006096" text:continue-list="list122618096032149" text:style-name="L1">
        <text:list-header>
          <text:p text:style-name="P19"><text:span text:style-name="T7">edataFilename </text:span><text:span text:style-name="T1">Edge Data File - myexamples/testPageRank.dat.edata_java.e4B.0_2</text:span></text:p>
          <text:p text:style-name="P27"><text:span text:style-name="T16">adjFilename </text:span>Adjacency Data - myexamples/testPageRank.dat.edata_java.0_2.adj</text:p>
          <text:p text:style-name="P23"/>
          <text:p text:style-name="P9"><text:span text:style-name="T9">SlidingShard&lt;EdgeDataType&gt; slidingShard = </text:span><text:span text:style-name="T14">new</text:span><text:span text:style-name="T9"> SlidingShard&lt;EdgeDataType&gt;(edataFilename, adjFilename, </text:span><text:span text:style-name="T15">intervals</text:span><text:span text:style-name="T9">.get(p).getFirstVertex(),</text:span></text:p>
          <text:p text:style-name="P10"><text:span text:style-name="T9"><text:s text:c="20"/></text:span><text:span text:style-name="T15">intervals</text:span><text:span text:style-name="T9">.get(p).getLastVertex());</text:span></text:p>
          <text:p text:style-name="P10"/>
        </text:list-header>
      </text:list>
      <text:list xml:id="list5596769510577423033" text:style-name="L4">
        <text:list-item>
          <text:p text:style-name="P5">initializeVertexHandler</text:p>
        </text:list-item>
      </text:list>
      <text:list xml:id="list122617650573639" text:continue-list="list122617936006096" text:style-name="L1">
        <text:list-header>
          <text:p text:style-name="P11"><text:span text:style-name="T15">vertexDataHandler</text:span><text:span text:style-name="T9"> = </text:span><text:span text:style-name="T14">new</text:span><text:span text:style-name="T9"> VertexData&lt;VertexDataType&gt;(numVertices(), </text:span><text:span text:style-name="T15">baseFilename</text:span><text:span text:style-name="T9">, </text:span><text:span text:style-name="T15">vertexDataConverter</text:span><text:span text:style-name="T9">, </text:span><text:span text:style-name="T14">true</text:span><text:span text:style-name="T9">);</text:span></text:p>
          <text:p text:style-name="P13"/>
          <text:p text:style-name="P12"><text:span text:style-name="T9">- </text:span><text:span text:style-name="T10">Reads from </text:span><text:span text:style-name="T9">File vertexfile = </text:span><text:span text:style-name="T14">new</text:span><text:span text:style-name="T9"> File(ChiFilenames.</text:span><text:span text:style-name="T11">getFilenameOfVertexData</text:span><text:span text:style-name="T9">(baseFilename, converter, </text:span><text:span text:style-name="T15">sparse</text:span><text:span text:style-name="T9">));</text:span></text:p>
          <text:p text:style-name="P12"/>
        </text:list-header>
        <text:list-item>
          <text:p text:style-name="P14">Vertex Data File – myexamples/testPageRank.dat.4Bj.vout</text:p>
        </text:list-item>
        <text:list-item>
          <text:p text:style-name="P15">Counts number of vertices etc</text:p>
        </text:list-item>
        <text:list-item>
          <text:p text:style-name="P15">Sets block manager which has synchronised block set and raw data setting </text:p>
        </text:list-item>
      </text:list>
      <text:p text:style-name="P1"/>
      <text:list xml:id="list7213351072561921292" text:style-name="L5">
        <text:list-item>
          <text:p text:style-name="P7">program. Beginiteration() not defined for PageRank</text:p>
        </text:list-item>
        <text:list-item>
          <text:p text:style-name="P8"><text:span text:style-name="T6">c</text:span><text:span text:style-name="T5">reate memory shard is after begin iteration. Indexes were set earlier</text:span></text:p>
        </text:list-item>
        <text:list-item>
          <text:p text:style-name="P6"><text:span text:style-name="T8">determinenextwindow is after createMemory shard </text:span><text:span text:style-name="T18">G</text:span><text:span text:style-name="T8">raphChi keeps track of the degree of </text:span><text:soft-page-break/><text:span text:style-name="T8">each vertex (count of in- and out-edges).</text:span><text:span text:style-name="T18"> </text:span></text:p>
        </text:list-item>
      </text:list>
      <text:list xml:id="list122618515834225" text:continue-list="list122617650573639" text:style-name="L1">
        <text:list-item>
          <text:p text:style-name="P13"/>
        </text:list-item>
      </text:list>
      <text:p text:style-name="P2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3T00:42:27.175916527</meta:creation-date>
    <dc:date>2014-11-23T12:26:16.614107953</dc:date>
    <meta:editing-duration>PT8M6S</meta:editing-duration>
    <meta:editing-cycles>2</meta:editing-cycles>
    <meta:generator>LibreOffice/4.2.6.3$Linux_X86_64 LibreOffice_project/420$Build-3</meta:generator>
    <meta:document-statistic meta:table-count="0" meta:image-count="0" meta:object-count="0" meta:page-count="2" meta:paragraph-count="30" meta:word-count="219" meta:character-count="1780" meta:non-whitespace-character-count="1579"/>
  </office:meta>
</office:document-meta>
</file>